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100000320AF31F3F01965E38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42cm" svg:height="20cm" svg:x="7.4cm" svg:y="5.13cm">
          <draw:image xlink:href="Pictures/100000000000010100000320AF31F3F01965E388.jpg" xlink:type="simple" xlink:show="embed" xlink:actuate="onLoad" loext:mime-type="image/jpeg">
            <text:p/>
          </draw:image>
        </draw:frame>
        <draw:frame draw:style-name="gr2" draw:text-style-name="P2" draw:layer="layout" svg:width="4.524cm" svg:height="0.962cm" svg:x="13.4cm" svg:y="6.9cm">
          <draw:text-box>
            <text:p>KEY_POWER</text:p>
          </draw:text-box>
        </draw:frame>
        <draw:frame draw:style-name="gr2" draw:text-style-name="P2" draw:layer="layout" svg:width="2.475cm" svg:height="0.962cm" svg:x="5.725cm" svg:y="9.4cm">
          <draw:text-box>
            <text:p>KEY_1</text:p>
          </draw:text-box>
        </draw:frame>
        <draw:frame draw:style-name="gr2" draw:text-style-name="P2" draw:layer="layout" svg:width="2.475cm" svg:height="0.962cm" svg:x="5.725cm" svg:y="10.4cm">
          <draw:text-box>
            <text:p>KEY_4</text:p>
          </draw:text-box>
        </draw:frame>
        <draw:frame draw:style-name="gr3" draw:text-style-name="P3" draw:layer="layout" svg:width="2.475cm" svg:height="0.963cm" svg:x="5.725cm" svg:y="11.437cm">
          <draw:text-box>
            <text:p>KEY_7</text:p>
          </draw:text-box>
        </draw:frame>
        <draw:frame draw:style-name="gr2" draw:text-style-name="P2" draw:layer="layout" svg:width="2.475cm" svg:height="0.962cm" svg:x="13.4cm" svg:y="9.4cm">
          <draw:text-box>
            <text:p>KEY_3</text:p>
          </draw:text-box>
        </draw:frame>
        <draw:frame draw:style-name="gr2" draw:text-style-name="P2" draw:layer="layout" svg:width="2.475cm" svg:height="0.962cm" svg:x="13.4cm" svg:y="10.4cm">
          <draw:text-box>
            <text:p>KEY_6</text:p>
          </draw:text-box>
        </draw:frame>
        <draw:frame draw:style-name="gr3" draw:text-style-name="P3" draw:layer="layout" svg:width="2.475cm" svg:height="0.963cm" svg:x="13.4cm" svg:y="11.437cm">
          <draw:text-box>
            <text:p>KEY_9</text:p>
          </draw:text-box>
        </draw:frame>
        <draw:frame draw:style-name="gr2" draw:text-style-name="P2" draw:layer="layout" svg:width="4.871cm" svg:height="0.962cm" svg:x="3.329cm" svg:y="13.4cm">
          <draw:text-box>
            <text:p>KEY_RECORD</text:p>
          </draw:text-box>
        </draw:frame>
        <draw:frame draw:style-name="gr3" draw:text-style-name="P3" draw:layer="layout" svg:width="4.227cm" svg:height="0.963cm" svg:x="3.973cm" svg:y="16.437cm">
          <draw:text-box>
            <text:p>KEY_PAUSE</text:p>
          </draw:text-box>
        </draw:frame>
        <draw:frame draw:style-name="gr2" draw:text-style-name="P2" draw:layer="layout" svg:width="3.698cm" svg:height="0.962cm" svg:x="4.502cm" svg:y="17.138cm">
          <draw:text-box>
            <text:p>KEY_PLAY</text:p>
          </draw:text-box>
        </draw:frame>
        <draw:frame draw:style-name="gr2" draw:text-style-name="P2" draw:layer="layout" svg:width="3.842cm" svg:height="0.962cm" svg:x="13.4cm" svg:y="16.5cm">
          <draw:text-box>
            <text:p>KEY_STOP</text:p>
          </draw:text-box>
        </draw:frame>
        <draw:frame draw:style-name="gr4" draw:text-style-name="P2" draw:layer="layout" svg:width="15.5cm" svg:height="1.1cm" svg:x="3.3cm" svg:y="26.4cm">
          <draw:text-box>
            <text:p>KEY_RED KEY_GREEN KEY_YELLOW KEY_BLUE</text:p>
          </draw:text-box>
        </draw:frame>
        <draw:frame draw:style-name="gr2" draw:text-style-name="P2" draw:layer="layout" svg:width="3.923cm" svg:height="0.962cm" svg:x="4.277cm" svg:y="18.438cm">
          <draw:text-box>
            <text:p>KEY_MUTE</text:p>
          </draw:text-box>
        </draw:frame>
        <draw:frame draw:style-name="gr2" draw:text-style-name="P2" draw:layer="layout" svg:width="5.684cm" svg:height="0.962cm" svg:x="13.4cm" svg:y="17.738cm">
          <draw:text-box>
            <text:p>KEY_VOLUMEUP</text:p>
          </draw:text-box>
        </draw:frame>
        <draw:frame draw:style-name="gr2" draw:text-style-name="P2" draw:layer="layout" svg:width="6.814cm" svg:height="0.962cm" svg:x="13.4cm" svg:y="18.9cm">
          <draw:text-box>
            <text:p>KEY_VOLUMEDOWN</text:p>
          </draw:text-box>
        </draw:frame>
        <draw:frame draw:style-name="gr2" draw:text-style-name="P2" draw:layer="layout" svg:width="6.031cm" svg:height="0.962cm" svg:x="1.83cm" svg:y="17.9cm">
          <draw:text-box>
            <text:p>KEY_CHANNELUP</text:p>
          </draw:text-box>
        </draw:frame>
        <draw:frame draw:style-name="gr2" draw:text-style-name="P2" draw:layer="layout" svg:width="7.161cm" svg:height="0.962cm" svg:x="0.7cm" svg:y="18.9cm">
          <draw:text-box>
            <text:p>KEY_CHANNELDOWN</text:p>
          </draw:text-box>
        </draw:frame>
        <draw:frame draw:style-name="gr2" draw:text-style-name="P2" draw:layer="layout" svg:width="3.817cm" svg:height="0.962cm" svg:x="13.4cm" svg:y="13.838cm">
          <draw:text-box>
            <text:p>KEY_NEXT</text:p>
          </draw:text-box>
        </draw:frame>
        <draw:frame draw:style-name="gr2" draw:text-style-name="P2" draw:layer="layout" svg:width="5.404cm" svg:height="0.962cm" svg:x="13.4cm" svg:y="15.638cm">
          <draw:text-box>
            <text:p>KEY_PREVIOUS</text:p>
          </draw:text-box>
        </draw:frame>
        <draw:frame draw:style-name="gr2" draw:text-style-name="P2" draw:layer="layout" svg:width="6.958cm" svg:height="0.962cm" svg:x="13.4cm" svg:y="14.738cm">
          <draw:text-box>
            <text:p>KEY_FASTFORWARD</text:p>
          </draw:text-box>
        </draw:frame>
        <draw:frame draw:style-name="gr2" draw:text-style-name="P2" draw:layer="layout" svg:width="4.697cm" svg:height="0.962cm" svg:x="3.503cm" svg:y="15.1cm">
          <draw:text-box>
            <text:p>KEY_REWIND</text:p>
          </draw:text-box>
        </draw:frame>
        <draw:frame draw:style-name="gr5" draw:text-style-name="P2" draw:layer="layout" svg:width="6.2cm" svg:height="0.962cm" svg:x="13.4cm" svg:y="12.438cm">
          <draw:text-box>
            <text:p>KEY_0 KEY_TWEN</text:p>
          </draw:text-box>
        </draw:frame>
        <draw:frame draw:style-name="gr2" draw:text-style-name="P2" draw:layer="layout" svg:width="3.817cm" svg:height="0.962cm" svg:x="4.383cm" svg:y="12.438cm">
          <draw:text-box>
            <text:p>KEY_TE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8:55:19.525000000</meta:creation-date>
    <dc:date>2019-03-07T12:29:20.221000000</dc:date>
    <meta:editing-duration>PT12M37S</meta:editing-duration>
    <meta:editing-cycles>2</meta:editing-cycles>
    <meta:generator>LibreOffice/6.1.4.2$Windows_x86 LibreOffice_project/9d0f32d1f0b509096fd65e0d4bec26ddd1938fd3</meta:generator>
    <meta:document-statistic meta:object-count="24"/>
  </office:meta>
</office:document-meta>
</file>